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1" svg:font-family="'AR PL KaitiM GB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75cm" fo:min-width="4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75cm" fo:min-width="3.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4.75cm" fo:min-width="4.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812cm" fo:min-width="0.562cm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75cm" fo:min-width="1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994cm" fo:min-width="1.9cm"/>
    </style:style>
    <style:style style:name="gr15" style:family="graphic" style:parent-style-name="standard">
      <style:graphic-properties draw:textarea-horizontal-align="justify" draw:textarea-vertical-align="middle" draw:auto-grow-height="false" fo:min-height="0.237cm" fo:min-width="1.58cm"/>
    </style:style>
    <style:style style:name="gr16" style:family="graphic" style:parent-style-name="standard">
      <style:graphic-properties draw:textarea-horizontal-align="justify" draw:textarea-vertical-align="middle" draw:auto-grow-height="false" fo:min-height="0.611cm" fo:min-width="0.35cm"/>
    </style:style>
    <style:style style:name="gr17" style:family="graphic" style:parent-style-name="standard">
      <style:graphic-properties draw:textarea-horizontal-align="justify" draw:textarea-vertical-align="middle" draw:auto-grow-height="false" fo:min-height="0.80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318cm" fo:min-width="0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668cm" fo:min-width="0.406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15cm" fo:min-width="1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cm" svg:x="2.3cm" svg:y="6cm">
          <text:p text:style-name="P1">Alimentation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0.3cm" svg:height="0.3cm" svg:x="2.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3cm" svg:height="0.3cm" svg:x="3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3cm" svg:height="0.3cm" svg:x="3.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3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5.3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cm" svg:height="0.3cm" svg:x="6.3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3cm" svg:height="0.3cm" svg:x="6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9cm" svg:height="0.645cm" svg:x="2.7cm" svg:y="8.5cm">
          <draw:text-box>
            <text:p><text:span text:style-name="T1">U</text:span><text:span text:style-name="T1">a</text:span><text:span text:style-name="T1">c</text:span></text:p>
          </draw:text-box>
        </draw:frame>
        <draw:frame draw:style-name="gr3" draw:text-style-name="P3" draw:layer="layout" svg:width="1.2cm" svg:height="0.645cm" svg:x="4.4cm" svg:y="8.601cm">
          <draw:text-box>
            <text:p><text:span text:style-name="T1">U</text:span><text:span text:style-name="T1">a</text:span><text:span text:style-name="T1">c</text:span></text:p>
          </draw:text-box>
        </draw:frame>
        <draw:line draw:style-name="gr4" draw:text-style-name="P2" draw:layer="layout" svg:x1="4.6cm" svg:y1="9.2cm" svg:x2="5.5cm" svg:y2="8.6cm">
          <text:p/>
        </draw:line>
        <draw:frame draw:style-name="gr3" draw:text-style-name="P3" draw:layer="layout" svg:width="1.2cm" svg:height="0.645cm" svg:x="6.2cm" svg:y="8.602cm">
          <draw:text-box>
            <text:p><text:span text:style-name="T1">U</text:span><text:span text:style-name="T1">d</text:span><text:span text:style-name="T1">c</text:span></text:p>
          </draw:text-box>
        </draw:frame>
        <draw:line draw:style-name="gr4" draw:text-style-name="P2" draw:layer="layout" svg:x1="6.4cm" svg:y1="9.201cm" svg:x2="7.3cm" svg:y2="8.601cm">
          <text:p/>
        </draw:line>
        <draw:custom-shape draw:style-name="gr5" draw:text-style-name="P2" draw:layer="layout" svg:width="4cm" svg:height="4cm" svg:x="10.3cm" svg:y="1cm">
          <text:p text:style-name="P1">Alternateu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5cm" draw:transform="rotate (-1.5707963267949) translate (28cm 3cm)">
          <text:p text:style-name="P1">Charge R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0.3cm" svg:height="0.3cm" draw:transform="rotate (-1.5707963267949) translate (24.6cm 3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0.3cm" svg:height="0.3cm" draw:transform="rotate (-1.5707963267949) translate (24.6cm 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0.3cm" svg:height="0.3cm" draw:transform="rotate (-1.5707963267949) translate (24.6cm 4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0.3cm" svg:height="0.3cm" draw:transform="rotate (-1.5707963267949) translate (23.7cm 3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3cm" svg:height="0.3cm" draw:transform="rotate (-1.5707963267949) translate (23.7cm 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3cm" svg:height="0.3cm" draw:transform="rotate (-1.5707963267949) translate (23.7cm 4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cm" svg:height="0.5cm" draw:transform="rotate (-1.5707963267949) translate (27.75cm 3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4cm" draw:transform="rotate (-1.5707963267949) translate (27.7cm 3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draw:transform="rotate (-1.5707963267949) translate (26.75cm 3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4cm" draw:transform="rotate (-1.5707963267949) translate (26.7cm 3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draw:transform="rotate (-1.5707963267949) translate (27.75cm 4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4cm" draw:transform="rotate (-1.5707963267949) translate (27.7cm 4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draw:transform="rotate (-1.5707963267949) translate (26.75cm 4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4cm" draw:transform="rotate (-1.5707963267949) translate (26.7cm 4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draw:transform="rotate (-1.5707963267949) translate (27.75cm 5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4cm" draw:transform="rotate (-1.5707963267949) translate (27.7cm 5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draw:transform="rotate (-1.5707963267949) translate (26.75cm 5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4cm" draw:transform="rotate (-1.5707963267949) translate (26.7cm 5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draw:transform="rotate (-1.5707963267949) translate (27.75cm 6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4cm" draw:transform="rotate (-1.5707963267949) translate (27.7cm 6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draw:transform="rotate (-1.5707963267949) translate (26.75cm 6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4cm" draw:transform="rotate (-1.5707963267949) translate (26.7cm 6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draw:transform="rotate (-1.5707963267949) translate (27.75cm 7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4cm" draw:transform="rotate (-1.5707963267949) translate (27.7cm 7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draw:transform="rotate (-1.5707963267949) translate (26.75cm 7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4cm" draw:transform="rotate (-1.5707963267949) translate (26.7cm 7.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5cm" draw:transform="rotate (-1.5707963267949) translate (28cm 9cm)">
          <text:p text:style-name="P1">Charge L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0.3cm" svg:height="0.3cm" draw:transform="rotate (-1.5707963267949) translate (24.6cm 9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0.3cm" svg:height="0.3cm" draw:transform="rotate (-1.5707963267949) translate (24.6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0.3cm" svg:height="0.3cm" draw:transform="rotate (-1.5707963267949) translate (24.6cm 1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0.3cm" svg:height="0.3cm" draw:transform="rotate (-1.5707963267949) translate (23.7cm 9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3cm" svg:height="0.3cm" draw:transform="rotate (-1.5707963267949) translate (23.7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0.3cm" svg:height="0.3cm" draw:transform="rotate (-1.5707963267949) translate (23.7cm 1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5cm" svg:height="1.5cm" draw:transform="rotate (-1.5707963267949) translate (27.75cm 10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6cm" svg:height="0.6cm" draw:transform="rotate (-1.5707963267949) translate (27.3cm 11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2cm" draw:transform="rotate (-1.5707963267949) translate (27.5cm 11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5cm" svg:height="5cm" draw:transform="rotate (-1.5707963267949) translate (28cm 15cm)">
          <text:p text:style-name="P1">Charge C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0.3cm" svg:height="0.3cm" draw:transform="rotate (-1.5707963267949) translate (24.6cm 15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3cm" svg:height="0.3cm" draw:transform="rotate (-1.5707963267949) translate (24.6cm 15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0.3cm" svg:height="0.3cm" draw:transform="rotate (-1.5707963267949) translate (24.6cm 16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0.3cm" svg:height="0.3cm" draw:transform="rotate (-1.5707963267949) translate (23.7cm 15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9" draw:id="id39" draw:layer="layout" svg:width="0.3cm" svg:height="0.3cm" draw:transform="rotate (-1.5707963267949) translate (23.7cm 15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0.3cm" svg:height="0.3cm" draw:transform="rotate (-1.5707963267949) translate (23.7cm 16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5cm" svg:height="1.5cm" draw:transform="rotate (-1.5707963267949) translate (27.75cm 16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6cm" svg:height="0.6cm" draw:transform="rotate (-1.5707963267949) translate (27.3cm 1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2cm" draw:transform="rotate (-1.5707963267949) translate (27.5cm 17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1.5cm" svg:height="2cm" svg:x="9.3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1cm" svg:height="0.7cm" svg:x="9.5cm" svg:y="11.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0.3cm" svg:height="0.3cm" svg:x="9.6cm" svg:y="1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cm" svg:height="0.3cm" svg:x="10.1cm" svg:y="1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2cm" draw:transform="rotate (-3.14159265358979) translate (14.2cm 1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1cm" svg:height="0.7cm" draw:transform="rotate (-3.14159265358979) translate (14cm 10.9cm)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0.3cm" svg:height="0.3cm" draw:transform="rotate (-3.14159265358979) translate (13.9cm 9.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0.3cm" svg:height="0.3cm" draw:transform="rotate (-3.14159265358979) translate (13.4cm 9.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2cm" svg:x="18.3cm" svg:y="0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1cm" svg:height="0.7cm" svg:x="18.5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0.3cm" svg:height="0.3cm" svg:x="18.6cm" svg:y="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3" draw:id="id43" draw:layer="layout" svg:width="0.3cm" svg:height="0.3cm" svg:x="19.1cm" svg:y="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" draw:id="id1" draw:layer="layout" svg:width="2.4cm" svg:height="3.244cm" svg:x="15.9cm" svg:y="5.4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08cm" svg:height="0.487cm" svg:x="16.06cm" svg:y="6.42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cm" svg:height="1.217cm" svg:x="16.54cm" svg:y="7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4cm" svg:height="1.055cm" svg:x="17.02cm" svg:y="7.3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4" draw:id="id44" draw:layer="layout" svg:width="0.32cm" svg:height="0.324cm" svg:x="16.14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5" draw:id="id45" draw:layer="layout" svg:width="0.32cm" svg:height="0.324cm" svg:x="16.94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6" draw:id="id46" draw:layer="layout" svg:width="0.32cm" svg:height="0.324cm" svg:x="17.74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2cm" svg:height="0.568cm" svg:x="16.14cm" svg:y="4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2cm" svg:height="0.568cm" svg:x="17.74cm" svg:y="4.8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2" draw:id="id2" draw:layer="layout" svg:width="1.28cm" svg:height="1.298cm" svg:x="16.46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svg:x1="17.1cm" svg:y1="5.456cm" svg:x2="17.1cm" svg:y2="2.698cm" draw:start-shape="id1" draw:start-glue-point="0" draw:end-shape="id2" draw:end-glue-point="8" svg:d="M17100 5456v-2758" svg:viewBox="0 0 1 2759">
          <text:p/>
        </draw:connector>
        <draw:frame draw:style-name="gr3" draw:text-style-name="P3" draw:layer="layout" svg:width="0.48cm" svg:height="0.645cm" svg:x="16.16cm" svg:y="4.401cm">
          <draw:text-box>
            <text:p><text:span text:style-name="T1">V</text:span></text:p>
          </draw:text-box>
        </draw:frame>
        <draw:frame draw:style-name="gr3" draw:text-style-name="P3" draw:layer="layout" svg:width="0.48cm" svg:height="0.645cm" svg:x="17.78cm" svg:y="4.402cm">
          <draw:text-box>
            <text:p><text:span text:style-name="T1">N</text:span></text:p>
          </draw:text-box>
        </draw:frame>
        <draw:connector draw:style-name="gr20" draw:text-style-name="P1" draw:layer="layout" svg:x1="6.45cm" svg:y1="9.6cm" svg:x2="9.6cm" svg:y2="13cm" draw:start-shape="id3" draw:start-glue-point="8" draw:end-shape="id4" draw:end-glue-point="6" svg:d="M6450 9600v3400h3150" svg:viewBox="0 0 3151 3401">
          <text:p/>
        </draw:connector>
        <draw:connector draw:style-name="gr20" draw:text-style-name="P1" draw:layer="layout" svg:x1="10.4cm" svg:y1="13cm" svg:x2="11.95cm" svg:y2="4.3cm" draw:start-shape="id5" draw:start-glue-point="10" draw:end-shape="id6" draw:end-glue-point="6" svg:d="M10400 13000h1550v-8700" svg:viewBox="0 0 1551 8701">
          <text:p/>
        </draw:connector>
        <draw:custom-shape draw:style-name="gr2" draw:text-style-name="P2" xml:id="id22" draw:id="id22" draw:layer="layout" svg:width="0.3cm" svg:height="0.3cm" draw:transform="rotate (1.5707963267949) translate (12.7cm 3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3cm" svg:height="0.3cm" draw:transform="rotate (1.5707963267949) translate (12.7cm 3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3cm" svg:height="0.3cm" draw:transform="rotate (1.5707963267949) translate (12.7cm 2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3cm" svg:height="0.3cm" draw:transform="rotate (1.5707963267949) translate (13.6cm 3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3cm" svg:height="0.3cm" draw:transform="rotate (1.5707963267949) translate (13.6cm 3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3cm" svg:height="0.3cm" draw:transform="rotate (1.5707963267949) translate (13.6cm 2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3cm" svg:height="0.3cm" draw:transform="rotate (1.5707963267949) translate (10.9cm 4.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" draw:id="id6" draw:layer="layout" svg:width="0.3cm" svg:height="0.3cm" draw:transform="rotate (1.5707963267949) translate (11.8cm 4.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1" draw:layer="layout" svg:x1="7.1cm" svg:y1="9.45cm" svg:x2="11.05cm" svg:y2="4.3cm" draw:start-shape="id7" draw:start-glue-point="10" draw:end-shape="id8" draw:end-glue-point="6" svg:d="M7100 9450h3950v-5150" svg:viewBox="0 0 3951 5151">
          <text:p/>
        </draw:connector>
        <draw:custom-shape draw:style-name="gr5" draw:text-style-name="P2" draw:layer="layout" svg:width="4cm" svg:height="4cm" svg:x="2.3cm" svg:y="1cm">
          <text:p text:style-name="P1"/>
          <text:p text:style-name="P1">Moteur</text:p>
          <text:p text:style-name="P1">Asynchron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3cm" svg:height="0.3cm" draw:transform="rotate (1.5707963267949) translate (2.7cm 4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3cm" svg:height="0.3cm" draw:transform="rotate (1.5707963267949) translate (2.7cm 4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cm" svg:height="0.3cm" draw:transform="rotate (1.5707963267949) translate (2.7cm 3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3cm" svg:height="0.3cm" draw:transform="rotate (1.5707963267949) translate (3.6cm 4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3cm" svg:height="0.3cm" draw:transform="rotate (1.5707963267949) translate (3.6cm 4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3cm" svg:height="0.3cm" draw:transform="rotate (1.5707963267949) translate (3.6cm 3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2cm" svg:height="1.4cm" svg:x="8.1cm" svg:y="2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cm" svg:height="1.4cm" svg:x="8.3cm" svg:y="2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8cm" svg:height="0.4cm" svg:x="6.3cm" svg:y="2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8cm" svg:height="0.4cm" svg:x="8.5cm" svg:y="2.8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3cm" svg:y1="3.45cm" svg:x2="3.6cm" svg:y2="3.45cm" draw:start-shape="id9" draw:start-glue-point="8" draw:end-shape="id10" draw:end-glue-point="4" svg:d="M3000 3450h600" svg:viewBox="0 0 601 1">
          <text:p/>
        </draw:connector>
        <draw:connector draw:style-name="gr20" draw:text-style-name="P1" draw:layer="layout" svg:x1="3cm" svg:y1="3.95cm" svg:x2="3.6cm" svg:y2="3.95cm" draw:start-shape="id11" draw:start-glue-point="8" draw:end-shape="id12" draw:end-glue-point="4" svg:d="M3000 3950h600" svg:viewBox="0 0 601 1">
          <text:p/>
        </draw:connector>
        <draw:connector draw:style-name="gr20" draw:text-style-name="P1" draw:layer="layout" svg:x1="3cm" svg:y1="4.45cm" svg:x2="3.6cm" svg:y2="4.45cm" draw:start-shape="id13" draw:start-glue-point="8" draw:end-shape="id14" draw:end-glue-point="4" svg:d="M3000 4450h600" svg:viewBox="0 0 601 1">
          <text:p/>
        </draw:connector>
        <draw:connector draw:style-name="gr20" draw:text-style-name="P1" draw:layer="layout" draw:line-skew="0.399cm -0.699cm" svg:x1="3.15cm" svg:y1="9.6cm" svg:x2="2.7cm" svg:y2="3.95cm" draw:start-shape="id15" draw:start-glue-point="8" draw:end-shape="id11" draw:end-glue-point="4" svg:d="M3150 9600v900h-1650v-6550h1200" svg:viewBox="0 0 1651 6551">
          <text:p/>
        </draw:connector>
        <draw:connector draw:style-name="gr20" draw:text-style-name="P1" draw:layer="layout" draw:line-skew="0.899cm -1.199cm" svg:x1="3.65cm" svg:y1="9.6cm" svg:x2="2.7cm" svg:y2="3.45cm" draw:start-shape="id16" draw:start-glue-point="8" draw:end-shape="id9" draw:end-glue-point="4" svg:d="M3650 9600v1400h-2650v-7550h1700" svg:viewBox="0 0 2651 7551">
          <text:p/>
        </draw:connector>
        <draw:connector draw:style-name="gr20" draw:text-style-name="P1" draw:layer="layout" svg:x1="2.7cm" svg:y1="4.45cm" svg:x2="2.5cm" svg:y2="9.45cm" draw:start-shape="id13" draw:start-glue-point="4" draw:end-shape="id17" draw:end-glue-point="6" svg:d="M2700 4450h-701v5000h501" svg:viewBox="0 0 702 5001">
          <text:p/>
        </draw:connector>
        <draw:connector draw:style-name="gr20" draw:text-style-name="P1" draw:layer="layout" svg:x1="13cm" svg:y1="2.55cm" svg:x2="13.6cm" svg:y2="2.55cm" draw:start-shape="id18" draw:start-glue-point="8" draw:end-shape="id19" draw:end-glue-point="4" svg:d="M13000 2550h600" svg:viewBox="0 0 601 1">
          <text:p/>
        </draw:connector>
        <draw:connector draw:style-name="gr20" draw:text-style-name="P1" draw:layer="layout" svg:x1="13cm" svg:y1="3.05cm" svg:x2="13.6cm" svg:y2="3.05cm" draw:start-shape="id20" draw:start-glue-point="8" draw:end-shape="id21" draw:end-glue-point="4" svg:d="M13000 3050h600" svg:viewBox="0 0 601 1">
          <text:p/>
        </draw:connector>
        <draw:connector draw:style-name="gr20" draw:text-style-name="P1" draw:layer="layout" svg:x1="13cm" svg:y1="3.55cm" svg:x2="13.6cm" svg:y2="3.55cm" draw:start-shape="id22" draw:start-glue-point="8" draw:end-shape="id23" draw:end-glue-point="4" svg:d="M13000 3550h600" svg:viewBox="0 0 601 1">
          <text:p/>
        </draw:connector>
        <draw:connector draw:style-name="gr20" draw:text-style-name="P1" draw:layer="layout" svg:x1="24.3cm" svg:y1="3.55cm" svg:x2="23.7cm" svg:y2="3.55cm" draw:start-shape="id24" draw:start-glue-point="8" draw:end-shape="id25" draw:end-glue-point="4" svg:d="M24300 3550h-600" svg:viewBox="0 0 601 1">
          <text:p/>
        </draw:connector>
        <draw:connector draw:style-name="gr20" draw:text-style-name="P1" draw:layer="layout" svg:x1="24.3cm" svg:y1="4.05cm" svg:x2="23.7cm" svg:y2="4.05cm" draw:start-shape="id26" draw:start-glue-point="8" draw:end-shape="id27" draw:end-glue-point="4" svg:d="M24300 4050h-600" svg:viewBox="0 0 601 1">
          <text:p/>
        </draw:connector>
        <draw:connector draw:style-name="gr20" draw:text-style-name="P1" draw:layer="layout" svg:x1="24.3cm" svg:y1="4.55cm" svg:x2="23.7cm" svg:y2="4.55cm" draw:start-shape="id28" draw:start-glue-point="8" draw:end-shape="id29" draw:end-glue-point="4" svg:d="M24300 4550h-600" svg:viewBox="0 0 601 1">
          <text:p/>
        </draw:connector>
        <draw:connector draw:style-name="gr20" draw:text-style-name="P1" draw:layer="layout" svg:x1="24.3cm" svg:y1="9.55cm" svg:x2="23.7cm" svg:y2="9.55cm" draw:start-shape="id30" draw:start-glue-point="8" draw:end-shape="id31" draw:end-glue-point="4" svg:d="M24300 9550h-600" svg:viewBox="0 0 601 1">
          <text:p/>
        </draw:connector>
        <draw:connector draw:style-name="gr20" draw:text-style-name="P1" draw:layer="layout" svg:x1="24.3cm" svg:y1="10.05cm" svg:x2="23.7cm" svg:y2="10.05cm" draw:start-shape="id32" draw:start-glue-point="8" draw:end-shape="id33" draw:end-glue-point="4" svg:d="M24300 10050h-600" svg:viewBox="0 0 601 1">
          <text:p/>
        </draw:connector>
        <draw:connector draw:style-name="gr20" draw:text-style-name="P1" draw:layer="layout" svg:x1="24.3cm" svg:y1="10.55cm" svg:x2="23.7cm" svg:y2="10.55cm" draw:start-shape="id34" draw:start-glue-point="8" draw:end-shape="id35" draw:end-glue-point="4" svg:d="M24300 10550h-600" svg:viewBox="0 0 601 1">
          <text:p/>
        </draw:connector>
        <draw:connector draw:style-name="gr20" draw:text-style-name="P1" draw:layer="layout" svg:x1="24.3cm" svg:y1="15.55cm" svg:x2="23.7cm" svg:y2="15.55cm" draw:start-shape="id36" draw:start-glue-point="8" draw:end-shape="id37" draw:end-glue-point="4" svg:d="M24300 15550h-600" svg:viewBox="0 0 601 1">
          <text:p/>
        </draw:connector>
        <draw:connector draw:style-name="gr20" draw:text-style-name="P1" draw:layer="layout" svg:x1="24.3cm" svg:y1="16.05cm" svg:x2="23.7cm" svg:y2="16.05cm" draw:start-shape="id38" draw:start-glue-point="8" draw:end-shape="id39" draw:end-glue-point="4" svg:d="M24300 16050h-600" svg:viewBox="0 0 601 1">
          <text:p/>
        </draw:connector>
        <draw:connector draw:style-name="gr20" draw:text-style-name="P1" draw:layer="layout" svg:x1="24.3cm" svg:y1="16.55cm" svg:x2="23.7cm" svg:y2="16.55cm" draw:start-shape="id40" draw:start-glue-point="8" draw:end-shape="id41" draw:end-glue-point="4" svg:d="M24300 16550h-600" svg:viewBox="0 0 601 1">
          <text:p/>
        </draw:connector>
        <draw:connector draw:style-name="gr20" draw:text-style-name="P1" draw:layer="layout" draw:line-skew="0.001cm" svg:x1="23.4cm" svg:y1="4.55cm" svg:x2="23.4cm" svg:y2="10.55cm" draw:start-shape="id29" draw:start-glue-point="8" draw:end-shape="id35" draw:end-glue-point="8" svg:d="M23400 4550h-500v6000h500" svg:viewBox="0 0 501 6001">
          <text:p/>
        </draw:connector>
        <draw:connector draw:style-name="gr20" draw:text-style-name="P1" draw:layer="layout" svg:x1="23.4cm" svg:y1="10.55cm" svg:x2="23.4cm" svg:y2="16.55cm" draw:start-shape="id35" draw:start-glue-point="8" draw:end-shape="id41" draw:end-glue-point="8" svg:d="M23400 10550h-501v6000h501" svg:viewBox="0 0 502 6001">
          <text:p/>
        </draw:connector>
        <draw:connector draw:style-name="gr20" draw:text-style-name="P1" draw:layer="layout" draw:line-skew="-0.499cm" svg:x1="23.4cm" svg:y1="4.05cm" svg:x2="23.4cm" svg:y2="10.05cm" draw:start-shape="id27" draw:start-glue-point="8" draw:end-shape="id33" draw:end-glue-point="8" svg:d="M23400 4050h-1000v6000h1000" svg:viewBox="0 0 1001 6001">
          <text:p/>
        </draw:connector>
        <draw:connector draw:style-name="gr20" draw:text-style-name="P1" draw:layer="layout" draw:line-skew="-0.499cm" svg:x1="23.4cm" svg:y1="10.05cm" svg:x2="23.4cm" svg:y2="16.05cm" draw:start-shape="id33" draw:start-glue-point="8" draw:end-shape="id39" draw:end-glue-point="8" svg:d="M23400 10050h-1000v6000h1000" svg:viewBox="0 0 1001 6001">
          <text:p/>
        </draw:connector>
        <draw:connector draw:style-name="gr20" draw:text-style-name="P1" draw:layer="layout" draw:line-skew="-0.999cm" svg:x1="23.4cm" svg:y1="3.55cm" svg:x2="23.4cm" svg:y2="9.55cm" draw:start-shape="id25" draw:start-glue-point="8" draw:end-shape="id31" draw:end-glue-point="8" svg:d="M23400 3550h-1500v6000h1500" svg:viewBox="0 0 1501 6001">
          <text:p/>
        </draw:connector>
        <draw:connector draw:style-name="gr20" draw:text-style-name="P1" draw:layer="layout" draw:line-skew="-0.999cm" svg:x1="23.4cm" svg:y1="9.55cm" svg:x2="23.4cm" svg:y2="15.55cm" draw:start-shape="id31" draw:start-glue-point="8" draw:end-shape="id37" draw:end-glue-point="8" svg:d="M23400 9550h-1500v6000h1500" svg:viewBox="0 0 1501 6001">
          <text:p/>
        </draw:connector>
        <draw:connector draw:style-name="gr20" draw:text-style-name="P1" draw:layer="layout" svg:x1="13.9cm" svg:y1="2.55cm" svg:x2="18.6cm" svg:y2="2.1cm" draw:start-shape="id19" draw:start-glue-point="8" draw:end-shape="id42" draw:end-glue-point="6" svg:d="M13900 2550h2350v-450h2350" svg:viewBox="0 0 4701 451">
          <text:p/>
        </draw:connector>
        <draw:connector draw:style-name="gr20" draw:text-style-name="P1" draw:layer="layout" svg:x1="19.4cm" svg:y1="2.1cm" svg:x2="23.4cm" svg:y2="3.55cm" draw:start-shape="id43" draw:start-glue-point="10" draw:end-shape="id25" draw:end-glue-point="8" svg:d="M19400 2100h2000v1450h2000" svg:viewBox="0 0 4001 1451">
          <text:p/>
        </draw:connector>
        <draw:connector draw:style-name="gr20" draw:text-style-name="P1" draw:layer="layout" draw:line-skew="2.25cm" svg:x1="13.9cm" svg:y1="3.05cm" svg:x2="23.4cm" svg:y2="4.05cm" draw:start-shape="id21" draw:start-glue-point="8" draw:end-shape="id27" draw:end-glue-point="8" svg:d="M13900 3050h7000v1000h2500" svg:viewBox="0 0 9501 1001">
          <text:p/>
        </draw:connector>
        <draw:connector draw:style-name="gr20" draw:text-style-name="P1" draw:layer="layout" draw:line-skew="1.75cm" svg:x1="13.9cm" svg:y1="3.55cm" svg:x2="23.4cm" svg:y2="4.55cm" draw:start-shape="id23" draw:start-glue-point="8" draw:end-shape="id29" draw:end-glue-point="8" svg:d="M13900 3550h6500v1000h3000" svg:viewBox="0 0 9501 1001">
          <text:p/>
        </draw:connector>
        <draw:connector draw:style-name="gr20" draw:text-style-name="P1" draw:layer="layout" draw:line-skew="0.98cm" svg:x1="13.9cm" svg:y1="2.55cm" svg:x2="16.14cm" svg:y2="5.861cm" draw:start-shape="id19" draw:start-glue-point="8" draw:end-shape="id44" draw:end-glue-point="6" svg:d="M13900 2550h2100v3311h140" svg:viewBox="0 0 2241 3312">
          <text:p/>
        </draw:connector>
        <draw:connector draw:style-name="gr20" draw:text-style-name="P1" draw:layer="layout" draw:line-skew="1.38cm" svg:x1="13.9cm" svg:y1="3.05cm" svg:x2="16.94cm" svg:y2="5.861cm" draw:start-shape="id21" draw:start-glue-point="8" draw:end-shape="id45" draw:end-glue-point="6" svg:d="M13900 3050h2900v2811h140" svg:viewBox="0 0 3041 2812">
          <text:p/>
        </draw:connector>
        <draw:connector draw:style-name="gr20" draw:text-style-name="P1" draw:layer="layout" draw:line-skew="1.78cm" svg:x1="13.9cm" svg:y1="3.55cm" svg:x2="17.74cm" svg:y2="5.861cm" draw:start-shape="id23" draw:start-glue-point="8" draw:end-shape="id46" draw:end-glue-point="6" svg:d="M13900 3550h3700v2311h140" svg:viewBox="0 0 3841 2312">
          <text:p/>
        </draw:connector>
        <draw:connector draw:style-name="gr20" draw:text-style-name="P1" draw:layer="layout" svg:x1="13.75cm" svg:y1="3.7cm" svg:x2="13.75cm" svg:y2="9.15cm" draw:start-shape="id23" draw:start-glue-point="6" draw:end-shape="id47" draw:end-glue-point="8" svg:d="M13750 3700v5450" svg:viewBox="0 0 1 5451">
          <text:p/>
        </draw:connector>
        <draw:custom-shape draw:style-name="gr9" draw:text-style-name="P2" draw:layer="layout" svg:width="1.5cm" svg:height="1.5cm" draw:transform="rotate (-3.14159265358979) translate (5.55cm 8.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6cm" svg:height="0.6cm" draw:transform="rotate (-3.14159265358979) translate (5.1cm 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2cm" draw:transform="rotate (-3.14159265358979) translate (4.9cm 8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0" draw:text-style-name="P1" draw:layer="layout" draw:line-skew="0.201cm" svg:x1="12.7cm" svg:y1="3.05cm" svg:x2="13.25cm" svg:y2="9.15cm" draw:start-shape="id20" draw:start-glue-point="4" draw:end-shape="id48" draw:end-glue-point="8" svg:d="M12700 3050h-300v3125h850v2975" svg:viewBox="0 0 851 6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1" svg:font-family="'AR PL KaitiM GB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7T09:42:40.572629396</meta:creation-date>
    <dc:date>2020-11-09T16:26:12.083955904</dc:date>
    <meta:editing-duration>PT44M3S</meta:editing-duration>
    <meta:editing-cycles>7</meta:editing-cycles>
    <meta:generator>LibreOffice/6.1.5.2$Linux_X86_64 LibreOffice_project/10$Build-2</meta:generator>
    <meta:document-statistic meta:object-count="145"/>
  </office:meta>
</office:document-meta>
</file>